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4:33:05.61677354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4:37:45.066237123</dc:date>
    <meta:editing-cycles>203</meta:editing-cycles>
    <meta:editing-duration>P5DT5H55S</meta:editing-duration>
    <meta:generator>LibreOffice/7.2.4.1$Linux_X86_64 LibreOffice_project/20$Build-1</meta:generator>
    <meta:document-statistic meta:table-count="1" meta:cell-count="4000" meta:object-count="0"/>
  </office:meta>
</office:document-meta>
</file>